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0000001E045ED0BB4C5CBE86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horndale" svg:font-family="Thorndale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4819*"/>
    </style:style>
    <style:style style:name="Tabela1.A1" style:family="table-cell">
      <style:table-cell-properties fo:padding="0.097cm" fo:border="none"/>
    </style:style>
    <style:style style:name="P1" style:family="paragraph" style:parent-style-name="Standard" style:master-page-name="">
      <loext:graphic-properties draw:fill="none"/>
      <style:paragraph-properties fo:margin-left="1cm" fo:margin-right="1cm" fo:line-height="150%" fo:text-align="justify" style:justify-single-word="false" fo:text-indent="0cm" style:auto-text-indent="false" style:page-number="auto" fo:background-color="transparent"/>
    </style:style>
    <style:style style:name="P2" style:family="paragraph" style:parent-style-name="Standard">
      <loext:graphic-properties draw:fill="none"/>
      <style:paragraph-properties fo:margin-left="1cm" fo:margin-right="1cm" fo:margin-top="0.4cm" fo:margin-bottom="0cm" loext:contextual-spacing="false" fo:line-height="150%" fo:text-indent="0cm" style:auto-text-indent="false" fo:background-color="transparent"/>
    </style:style>
    <style:style style:name="P3" style:family="paragraph" style:parent-style-name="Standard">
      <loext:graphic-properties draw:fill="none"/>
      <style:paragraph-properties fo:margin-left="1cm" fo:margin-right="1cm" fo:margin-top="0.3cm" fo:margin-bottom="0cm" loext:contextual-spacing="false" fo:line-height="150%" fo:text-align="end" style:justify-single-word="false" fo:text-indent="0cm" style:auto-text-indent="false" fo:background-color="transparent"/>
    </style:style>
    <style:style style:name="P4" style:family="paragraph" style:parent-style-name="Frame_20_contents">
      <style:paragraph-properties fo:text-align="center" style:justify-single-word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6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officeooo:rsid="000ad33c"/>
    </style:style>
    <style:style style:name="T2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4.064cm" fo:min-width="9.719cm" fo:padding-top="0.131cm" fo:padding-bottom="0.131cm" fo:padding-left="0.25cm" fo:padding-right="0.25cm" fo:wrap-option="wrap" draw:shadow="visible" draw:shadow-offset-x="0.3cm" draw:shadow-offset-y="0.3cm" draw:shadow-color="#808080" draw:shadow-opacity="100%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mka1" text:anchor-type="page" text:anchor-page-number="1" svg:x="11.03cm" svg:y="6.957cm" svg:width="7.488cm" draw:z-index="2">
        <draw:text-box fo:min-height="3.494cm">
          <text:p text:style-name="P4"><text:database-display text:table-name="listaadresowa" text:table-type="table" text:column-name="Tytuł" text:database-name="listaadresowa">Pan</text:database-display><text:hidden-paragraph text:condition="ooow:![listaadresowa.listaadresowa.Tytuł]"/></text:p>
          <text:p text:style-name="P4"><text:database-display text:table-name="listaadresowa" text:table-type="table" text:column-name="Imię" text:database-name="listaadresowa">Jan</text:database-display><text:span text:style-name="T1"><text:s/></text:span><text:span text:style-name="T1"><text:database-display text:table-name="listaadresowa" text:table-type="table" text:column-name="Nazwisko" text:database-name="listaadresowa">Kowalski</text:database-display></text:span><text:span text:style-name="T1"><text:hidden-paragraph text:condition="ooow:![listaadresowa.listaadresowa.Imię] AND ![listaadresowa.listaadresowa.Nazwisko]"/></text:span></text:p>
          <text:p text:style-name="P4"><text:database-display text:table-name="listaadresowa" text:table-type="table" text:column-name="Linia adresu 1" text:database-name="listaadresowa">ul. Mickiewicza 23/7</text:database-display><text:hidden-paragraph text:condition="ooow:![listaadresowa.listaadresowa.Linia adresu 1]"/></text:p>
          <text:p text:style-name="P4"><text:database-display text:table-name="listaadresowa" text:table-type="table" text:column-name="Kod pocztowy" text:database-name="listaadresowa">27-600</text:database-display><text:span text:style-name="T1"><text:s/></text:span><text:span text:style-name="T1"><text:database-display text:table-name="listaadresowa" text:table-type="table" text:column-name="Miejscowość" text:database-name="listaadresowa">Sandomierz</text:database-display></text:span><text:span text:style-name="T1"><text:hidden-paragraph text:condition="ooow:![listaadresowa.listaadresowa.Kod pocztowy] AND ![listaadresowa.listaadresowa.Miejscowość]"/></text:span></text:p>
        </draw:text-box>
      </draw:frame>
      <text:p text:style-name="Standard"><draw:custom-shape text:anchor-type="paragraph" draw:z-index="0" draw:style-name="gr1" draw:text-style-name="P6" svg:width="10.219cm" svg:height="4.324cm" svg:x="3.461cm" svg:y="0.919cm"><text:p text:style-name="P5"><text:span text:style-name="T2">Zaprosze</text:span><text:span text:style-name="T2">nie</text:span></text:p>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arch-up-curve" draw:modifiers="-177.22517379539" draw:enhanced-path="W 0 0 21600 21600 ?f2 ?f3 ?f4 ?f3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handle draw:handle-position="10800 $0" draw:handle-polar="10800 10800"/></draw:enhanced-geometry></draw:custom-shape>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Table_20_Contents"><draw:frame draw:style-name="fr2" draw:name="Obraz1" text:anchor-type="paragraph" svg:width="8.306cm" svg:height="6.228cm" draw:z-index="1"><draw:image xlink:href="Pictures/1000000000000280000001E045ED0BB4C5CBE865.jpg" xlink:type="simple" xlink:show="embed" xlink:actuate="onLoad" loext:mime-type="image/jpeg"/></draw:frame></text:p>
          </table:table-cell>
          <table:table-cell table:style-name="Tabela1.A1" office:value-type="string">
            <text:p text:style-name="Table_20_Contents"/>
          </table:table-cell>
        </table:table-row>
      </table:table>
      <text:p text:style-name="Standard"/>
      <text:p text:style-name="P1">Niniejszym mamy przyjemność zaprosić <text:database-display text:table-name="listaadresowa" text:table-type="table" text:column-name="Płeć" text:database-name="listaadresowa">Pana</text:database-display><text:s/>na jubileuszowe spotkanie członków Towarzystwa Przyjaciół Ziemii Sandomierskiej, które odbędzie się we wtorek, 14 listopada, o godz. 1000 na Zamku Kazimierzowskim. Po części oficjalnej przewidywana jest dyskusja w grupach tematycznych.</text:p>
      <text:p text:style-name="P2">Prosimy o potwierdzenie przybycia.</text:p>
      <text:p text:style-name="P3">Komitet Organizacyj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horndale" svg:font-family="Thorndale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09:58:11.573883491</meta:creation-date>
    <dc:date>2017-11-06T10:22:29.548954946</dc:date>
    <meta:editing-duration>PT14M7S</meta:editing-duration>
    <meta:editing-cycles>3</meta:editing-cycles>
    <meta:generator>LibreOffice/5.4.1.2.0$Linux_X86_64 LibreOffice_project/40m0$Build-2</meta:generator>
    <meta:document-statistic meta:table-count="1" meta:image-count="1" meta:object-count="0" meta:page-count="1" meta:paragraph-count="7" meta:word-count="50" meta:character-count="400" meta:non-whitespace-character-count="357"/>
  </office:meta>
</office:document-meta>
</file>